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8762" officeooo:paragraph-rsid="00078762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8762" officeooo:paragraph-rsid="0007876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437d" officeooo:paragraph-rsid="000b43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b2b7" officeooo:paragraph-rsid="000bb2b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6pt" fo:font-weight="bold" officeooo:rsid="00078762" officeooo:paragraph-rsid="0007876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6pt" fo:font-weight="bold" officeooo:rsid="00078762" officeooo:paragraph-rsid="0007876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78762" officeooo:paragraph-rsid="0007876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96d89" officeooo:paragraph-rsid="00096d8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officeooo:rsid="000b437d" officeooo:paragraph-rsid="000b437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bb2b7" officeooo:paragraph-rsid="000bb2b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96d89" officeooo:paragraph-rsid="00096d89"/>
    </style:style>
    <style:style style:name="P12" style:family="paragraph" style:parent-style-name="Standard">
      <style:paragraph-properties fo:text-align="justify" style:justify-single-word="false"/>
      <style:text-properties officeooo:rsid="000b437d" officeooo:paragraph-rsid="000b437d"/>
    </style:style>
    <style:style style:name="P13" style:family="paragraph" style:parent-style-name="Standard">
      <style:paragraph-properties fo:text-align="justify" style:justify-single-word="false"/>
      <style:text-properties officeooo:rsid="000bb2b7" officeooo:paragraph-rsid="000bb2b7"/>
    </style:style>
    <style:style style:name="T1" style:family="text">
      <style:text-properties officeooo:rsid="000b4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istemas operacionais</text:p>
      <text:p text:style-name="P1"/>
      <text:p text:style-name="P6">Introdução</text:p>
      <text:p text:style-name="P1"/>
      <text:p text:style-name="P2">-Primeiros computadores</text:p>
      <text:p text:style-name="P1"><text:tab/>-Programação complexa</text:p>
      <text:p text:style-name="P1"><text:tab/>-Exigia grande conhecimento de hardware e de linguagem de máquina</text:p>
      <text:p text:style-name="P2">-Solução</text:p>
      <text:p text:style-name="P1"><text:tab/>-Sistemas operacionais</text:p>
      <text:p text:style-name="P1"><text:tab/>-Encapsulamento das interfaces de Hw</text:p>
      <text:p text:style-name="P1"><text:tab/>-Interação se tornou mais fácil, confiável e eficiente.</text:p>
      <text:p text:style-name="P1"/>
      <text:p text:style-name="P5">Componentes de um computador</text:p>
      <text:p text:style-name="P1"/>
      <text:p text:style-name="P2">-Aplicações</text:p>
      <text:p text:style-name="P1"><text:tab/>-Define o modo que o recurso do sistema serão utilizados para resolver os problemas computacionais dos usuários</text:p>
      <text:p text:style-name="P1"><text:tab/>-Compiladores, B.D, jogos, programas comerciais.</text:p>
      <text:p text:style-name="P2">-Usuários</text:p>
      <text:p text:style-name="P1"><text:tab/>-Utilizadores do sistema computacional</text:p>
      <text:p text:style-name="P1"><text:tab/>-Pessoas, máquinas, outros computadores</text:p>
      <text:p text:style-name="P1"/>
      <text:p text:style-name="P5">Hardware</text:p>
      <text:p text:style-name="P1"/>
      <text:p text:style-name="P2">-Recursos básicos de computação</text:p>
      <text:p text:style-name="P1"><text:tab/>-Três subsistemas básicos:</text:p>
      <text:p text:style-name="P1"><text:tab/><text:tab/>-U.C.P</text:p>
      <text:p text:style-name="P1"><text:tab/><text:tab/>-R.A.M</text:p>
      <text:p text:style-name="P1"><text:tab/><text:tab/>-Dispositivo de entrada e saída</text:p>
      <text:p text:style-name="P1"/>
      <text:p text:style-name="P8">Definições</text:p>
      <text:p text:style-name="P11"><text:tab/>-Oque é um sistema operacional ?</text:p>
      <text:p text:style-name="P11"><text:tab/><text:tab/>-Programa especial que atua de forma intermediaria entra um usuário e os <text:tab/><text:tab/><text:tab/>componentes do computador</text:p>
      <text:p text:style-name="P11"><text:tab/>-Quais os objetivos do S.O ?</text:p>
      <text:p text:style-name="P11"><text:tab/><text:tab/>-Possibilitar o uso eficiente e controlado dos diversos componentes de hardware do <text:tab/><text:tab/>computador</text:p>
      <text:p text:style-name="P11"><text:tab/><text:tab/>-<text:span text:style-name="T1">Gerenciar a quantidade de recursos a serem alocados</text:span></text:p>
      <text:p text:style-name="P12"/>
      <text:p text:style-name="P9">Responsabilidade</text:p>
      <text:p text:style-name="P12"/>
      <text:p text:style-name="P3">Transparência</text:p>
      <text:p text:style-name="P12"><text:tab/>-Simplificação</text:p>
      <text:p text:style-name="P3">Gerência</text:p>
      <text:p text:style-name="P12"><text:tab/>-Compartilhamento</text:p>
      <text:p text:style-name="P12"><text:tab/>-Otimização</text:p>
      <text:p text:style-name="P3">Encapsulamento</text:p>
      <text:p text:style-name="P12"><text:tab/>-Esconder detalhes</text:p>
      <text:p text:style-name="P12"/>
      <text:p text:style-name="P10">Características desejadas</text:p>
      <text:p text:style-name="P4"><text:soft-page-break/>Concorrencia</text:p>
      <text:p text:style-name="P13"><text:tab/>Existência de várias atividades ocorrendo paralelamente</text:p>
      <text:p text:style-name="P13"/>
      <text:p text:style-name="P4">Compartilhamento</text:p>
      <text:p text:style-name="P13"><text:tab/>Uso coordenado e compartilhado de recursos de hardware e software</text:p>
      <text:p text:style-name="P13"/>
      <text:p text:style-name="P13">Organização</text:p>
      <text:p text:style-name="P13">Núcleo</text:p>
      <text:p text:style-name="P13">Gerenciador de memória</text:p>
      <text:p text:style-name="P13">Gerenciador de E/S</text:p>
      <text:p text:style-name="P13">Sistemas de arquivos</text:p>
      <text:p text:style-name="P13">Processador de comandos / Interface co o usu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4T15:31:32.979300809</meta:creation-date>
    <dc:date>2023-03-24T16:14:21.913710315</dc:date>
    <meta:editing-duration>PT10M28S</meta:editing-duration>
    <meta:editing-cycles>1</meta:editing-cycles>
    <meta:document-statistic meta:table-count="0" meta:image-count="0" meta:object-count="0" meta:page-count="2" meta:paragraph-count="47" meta:word-count="181" meta:character-count="1410" meta:non-whitespace-character-count="1241"/>
    <meta:generator>LibreOffice/5.1.6.2$Linux_X86_64 LibreOffice_project/10m0$Build-2</meta:generator>
  </office:meta>
</office:document-meta>
</file>